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<text:a xlink:href="http://www.eloratings.net/Argentina.htm">Argentina</text:a>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string">
            <text:p><text:a xlink:href="http://www.eloratings.net/Germany.htm">Germany</text:a>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string">
            <text:p><text:a xlink:href="http://www.eloratings.net/Chile.htm">Chile</text:a>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<text:a xlink:href="http://www.eloratings.net/Brazil.htm">Brazil</text:a>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<text:a xlink:href="http://www.eloratings.net/France.htm">France</text:a>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<text:a xlink:href="http://www.eloratings.net/Colombia.htm">Colombia</text:a>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<text:a xlink:href="http://www.eloratings.net/Belgium.htm">Belgium</text:a>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<text:a xlink:href="http://www.eloratings.net/Italy.htm">Italy</text:a>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<text:a xlink:href="http://www.eloratings.net/Spain.htm">Spain</text:a>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<text:a xlink:href="http://www.eloratings.net/Netherlands.htm">Netherlands</text:a>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string">
            <text:p><text:a xlink:href="http://www.eloratings.net/England.htm">England</text:a>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string">
            <text:p><text:a xlink:href="http://www.eloratings.net/Mexico.htm">Mexico</text:a>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<text:a xlink:href="http://www.eloratings.net/Uruguay.htm">Uruguay</text:a>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string">
            <text:p><text:a xlink:href="http://www.eloratings.net/Portugal.htm">Portugal</text:a>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string">
            <text:p><text:a xlink:href="http://www.eloratings.net/Ecuador.htm">Ecuador</text:a>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string">
            <text:p><text:a xlink:href="http://www.eloratings.net/Croatia.htm">Croatia</text:a>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string">
            <text:p><text:a xlink:href="http://www.eloratings.net/Peru.htm">Peru</text:a></text:p>
          </table:table-cell>
          <table:table-cell office:value-type="float" office:value="1824">
            <text:p>1824</text:p>
          </table:table-cell>
        </table:table-row>
        <table:table-row table:style-name="ro1">
          <table:table-cell office:value-type="string">
            <text:p><text:a xlink:href="http://www.eloratings.net/Poland.htm">Poland</text:a>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string">
            <text:p><text:a xlink:href="http://www.eloratings.net/Turkey.htm">Turkey</text:a>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string">
            <text:p><text:a xlink:href="http://www.eloratings.net/South_Korea.htm">South Korea</text:a>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string">
            <text:p><text:a xlink:href="http://www.eloratings.net/Switzerland.htm">Switzerland</text:a>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string">
            <text:p><text:a xlink:href="http://www.eloratings.net/Costa_Rica.htm">Costa Rica</text:a>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<text:a xlink:href="http://www.eloratings.net/USA.htm">United States</text:a>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string">
            <text:p><text:a xlink:href="http://www.eloratings.net/Bosnia_Herz.htm">Bosnia and Herzegovina</text:a>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string">
            <text:p><text:a xlink:href="http://www.eloratings.net/Japan.htm">Japan</text:a></text:p>
          </table:table-cell>
          <table:table-cell office:value-type="float" office:value="1739">
            <text:p>1739</text:p>
          </table:table-cell>
        </table:table-row>
        <table:table-row table:style-name="ro1">
          <table:table-cell office:value-type="string">
            <text:p><text:a xlink:href="http://www.eloratings.net/Ireland.htm">Ireland</text:a>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string">
            <text:p><text:a xlink:href="http://www.eloratings.net/Slovakia.htm">Slovakia</text:a></text:p>
          </table:table-cell>
          <table:table-cell office:value-type="float" office:value="1735">
            <text:p>1735</text:p>
          </table:table-cell>
        </table:table-row>
        <table:table-row table:style-name="ro1">
          <table:table-cell office:value-type="string">
            <text:p><text:a xlink:href="http://www.eloratings.net/Iran.htm">Iran</text:a></text:p>
          </table:table-cell>
          <table:table-cell office:value-type="float" office:value="1729">
            <text:p>1729</text:p>
          </table:table-cell>
        </table:table-row>
        <table:table-row table:style-name="ro1">
          <table:table-cell office:value-type="string">
            <text:p><text:a xlink:href="http://www.eloratings.net/Iceland.htm">Iceland</text:a>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string">
            <text:p><text:a xlink:href="http://www.eloratings.net/Wales.htm">Wales</text:a>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string">
            <text:p><text:a xlink:href="http://www.eloratings.net/Ivory_Coast.htm">Ivory Coast</text:a>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string">
            <text:p><text:a xlink:href="http://www.eloratings.net/Denmark.htm">Denmark</text:a>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string">
            <text:p><text:a xlink:href="http://www.eloratings.net/Ukraine.htm">Ukraine</text:a>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string">
            <text:p><text:a xlink:href="http://www.eloratings.net/Sweden.htm">Sweden</text:a>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string">
            <text:p><text:a xlink:href="http://www.eloratings.net/Serbia.htm">Serbia</text:a></text:p>
          </table:table-cell>
          <table:table-cell office:value-type="float" office:value="1710">
            <text:p>1710</text:p>
          </table:table-cell>
        </table:table-row>
        <table:table-row table:style-name="ro1">
          <table:table-cell office:value-type="string">
            <text:p><text:a xlink:href="http://www.eloratings.net/Paraguay.htm">Paraguay</text:a>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string">
            <text:p><text:a xlink:href="http://www.eloratings.net/Hungary.htm">Hungary</text:a></text:p>
          </table:table-cell>
          <table:table-cell office:value-type="float" office:value="1695">
            <text:p>1695</text:p>
          </table:table-cell>
        </table:table-row>
        <table:table-row table:style-name="ro1">
          <table:table-cell office:value-type="string">
            <text:p><text:a xlink:href="http://www.eloratings.net/Australia.htm">Australia</text:a>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string">
            <text:p><text:a xlink:href="http://www.eloratings.net/Czechia.htm">Czechia</text:a>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<text:a xlink:href="http://www.eloratings.net/Romania.htm">Romania</text:a>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<text:a xlink:href="http://www.eloratings.net/Austria.htm">Austria</text:a></text:p>
          </table:table-cell>
          <table:table-cell office:value-type="float" office:value="1688">
            <text:p>1688</text:p>
          </table:table-cell>
        </table:table-row>
        <table:table-row table:style-name="ro1">
          <table:table-cell office:value-type="string">
            <text:p><text:a xlink:href="http://www.eloratings.net/Scotland.htm">Scotland</text:a>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string">
            <text:p><text:a xlink:href="http://www.eloratings.net/Senegal.htm">Senegal</text:a>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string">
            <text:p><text:a xlink:href="http://www.eloratings.net/Russia.htm">Russia</text:a>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string">
            <text:p><text:a xlink:href="http://www.eloratings.net/Venezuela.htm">Venezuela</text:a></text:p>
          </table:table-cell>
          <table:table-cell office:value-type="float" office:value="1666">
            <text:p>1666</text:p>
          </table:table-cell>
        </table:table-row>
        <table:table-row table:style-name="ro1">
          <table:table-cell office:value-type="string">
            <text:p><text:a xlink:href="http://www.eloratings.net/Panama.htm">Panama</text:a>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string">
            <text:p><text:a xlink:href="http://www.eloratings.net/Algeria.htm">Algeria</text:a>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string">
            <text:p><text:a xlink:href="http://www.eloratings.net/Egypt.htm">Egypt</text:a>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string">
            <text:p><text:a xlink:href="http://www.eloratings.net/Ghana.htm">Ghana</text:a></text:p>
          </table:table-cell>
          <table:table-cell office:value-type="float" office:value="1639">
            <text:p>1639</text:p>
          </table:table-cell>
        </table:table-row>
        <table:table-row table:style-name="ro1">
          <table:table-cell office:value-type="string">
            <text:p><text:a xlink:href="http://www.eloratings.net/Uzbekistan.htm">Uzbekistan</text:a>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string">
            <text:p><text:a xlink:href="http://www.eloratings.net/Nigeria.htm">Nigeria</text:a>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<text:a xlink:href="http://www.eloratings.net/Nthrn_Irelnd.htm">Northern Ireland</text:a></text:p>
          </table:table-cell>
          <table:table-cell office:value-type="float" office:value="1613">
            <text:p>1613</text:p>
          </table:table-cell>
        </table:table-row>
        <table:table-row table:style-name="ro1">
          <table:table-cell office:value-type="string">
            <text:p><text:a xlink:href="http://www.eloratings.net/Cameroon.htm">Cameroon</text:a>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string">
            <text:p><text:a xlink:href="http://www.eloratings.net/Norway.htm">Norway</text:a>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<text:a xlink:href="http://www.eloratings.net/Albania.htm">Albania</text:a>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string">
            <text:p><text:a xlink:href="http://www.eloratings.net/South_Africa.htm">South Africa</text:a>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string">
            <text:p><text:a xlink:href="http://www.eloratings.net/Greece.htm">Greece</text:a>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string">
            <text:p><text:a xlink:href="http://www.eloratings.net/Slovenia.htm">Slovenia</text:a></text:p>
          </table:table-cell>
          <table:table-cell office:value-type="float" office:value="1588">
            <text:p>1588</text:p>
          </table:table-cell>
        </table:table-row>
        <table:table-row table:style-name="ro1">
          <table:table-cell office:value-type="string">
            <text:p><text:a xlink:href="http://www.eloratings.net/Morocco.htm">Morocco</text:a>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string">
            <text:p><text:a xlink:href="http://www.eloratings.net/UAE.htm">United Arab Emirates</text:a>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string">
            <text:p><text:a xlink:href="http://www.eloratings.net/Mali.htm">Mali</text:a>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string">
            <text:p><text:a xlink:href="http://www.eloratings.net/Bulgaria.htm">Bulgaria</text:a>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string">
            <text:p><text:a xlink:href="http://www.eloratings.net/New_Zealand.htm">New Zealand</text:a>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string">
            <text:p><text:a xlink:href="http://www.eloratings.net/Belarus.htm">Belarus</text:a>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string">
            <text:p><text:a xlink:href="http://www.eloratings.net/Trini_Tobago.htm">Trinidad and Tobago</text:a>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string">
            <text:p><text:a xlink:href="http://www.eloratings.net/China.htm">China</text:a>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string">
            <text:p><text:a xlink:href="http://www.eloratings.net/Tunisia.htm">Tunisia</text:a>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string">
            <text:p><text:a xlink:href="http://www.eloratings.net/Bolivia.htm">Bolivia</text:a>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string">
            <text:p><text:a xlink:href="http://www.eloratings.net/Finland.htm">Finland</text:a></text:p>
          </table:table-cell>
          <table:table-cell office:value-type="float" office:value="1550">
            <text:p>1550</text:p>
          </table:table-cell>
        </table:table-row>
        <table:table-row table:style-name="ro1">
          <table:table-cell office:value-type="string">
            <text:p><text:a xlink:href="http://www.eloratings.net/Israel.htm">Israel</text:a>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string">
            <text:p><text:a xlink:href="http://www.eloratings.net/Jamaica.htm">Jamaica</text:a>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<text:a xlink:href="http://www.eloratings.net/DR_Congo.htm">Democratic Republic of Congo</text:a>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<text:a xlink:href="http://www.eloratings.net/Saudi_Arabia.htm">Saudi Arabia</text:a>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string">
            <text:p><text:a xlink:href="http://www.eloratings.net/Montenegro.htm">Montenegro</text:a>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string">
            <text:p><text:a xlink:href="http://www.eloratings.net/Guinea.htm">Guinea</text:a>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string">
            <text:p><text:a xlink:href="http://www.eloratings.net/Jordan.htm">Jordan</text:a>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string">
            <text:p><text:a xlink:href="http://www.eloratings.net/Qatar.htm">Qatar</text:a>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string">
            <text:p><text:a xlink:href="http://www.eloratings.net/Honduras.htm">Honduras</text:a>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string">
            <text:p><text:a xlink:href="http://www.eloratings.net/Uganda.htm">Uganda</text:a></text:p>
          </table:table-cell>
          <table:table-cell office:value-type="float" office:value="1506">
            <text:p>1506</text:p>
          </table:table-cell>
        </table:table-row>
        <table:table-row table:style-name="ro1">
          <table:table-cell office:value-type="string">
            <text:p><text:a xlink:href="http://www.eloratings.net/Syria.htm">Syria</text:a>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string">
            <text:p><text:a xlink:href="http://www.eloratings.net/Cape_Verde_I.htm">Cape Verde</text:a>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string">
            <text:p><text:a xlink:href="http://www.eloratings.net/Canada.htm">Canada</text:a>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<text:a xlink:href="http://www.eloratings.net/Armenia.htm">Armenia</text:a>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<text:a xlink:href="http://www.eloratings.net/North_Korea.htm">North Korea</text:a>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<text:a xlink:href="http://www.eloratings.net/Iraq.htm">Iraq</text:a>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<text:a xlink:href="http://www.eloratings.net/Guatemala.htm">Guatemala</text:a></text:p>
          </table:table-cell>
          <table:table-cell office:value-type="float" office:value="1475">
            <text:p>1475</text:p>
          </table:table-cell>
        </table:table-row>
        <table:table-row table:style-name="ro1">
          <table:table-cell office:value-type="string">
            <text:p><text:a xlink:href="http://www.eloratings.net/Libya.htm">Libya</text:a></text:p>
          </table:table-cell>
          <table:table-cell office:value-type="float" office:value="1474">
            <text:p>1474</text:p>
          </table:table-cell>
        </table:table-row>
        <table:table-row table:style-name="ro1">
          <table:table-cell office:value-type="string">
            <text:p><text:a xlink:href="http://www.eloratings.net/Kuwait.htm">Kuwait</text:a>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<text:a xlink:href="http://www.eloratings.net/Haiti.htm">Haiti</text:a>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<text:a xlink:href="http://www.eloratings.net/Oman.htm">Oman</text:a>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<text:a xlink:href="http://www.eloratings.net/Georgia.htm">Georgia</text:a>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<text:a xlink:href="http://www.eloratings.net/Burkina_Faso.htm">Burkina Faso</text:a>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<text:a xlink:href="http://www.eloratings.net/Martinique.htm">Martinique</text:a>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string">
            <text:p><text:a xlink:href="http://www.eloratings.net/Latvia.htm">Latvia</text:a>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string">
            <text:p><text:a xlink:href="http://www.eloratings.net/Congo.htm">Congo</text:a>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string">
            <text:p><text:a xlink:href="http://www.eloratings.net/Zambia.htm">Zambia</text:a>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string">
            <text:p><text:a xlink:href="http://www.eloratings.net/Estonia.htm">Estonia</text:a>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<text:a xlink:href="http://www.eloratings.net/Gabon.htm">Gabon</text:a>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<text:a xlink:href="http://www.eloratings.net/Thailand.htm">Thailand</text:a>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<text:a xlink:href="http://www.eloratings.net/Lithuania.htm">Lithuania</text:a>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office:value-type="string">
            <text:p><text:a xlink:href="http://www.eloratings.net/Bahrain.htm">Bahrain</text:a>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string">
            <text:p><text:a xlink:href="http://www.eloratings.net/Benin.htm">Benin</text:a>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 office:value-type="string">
            <text:p><text:a xlink:href="http://www.eloratings.net/Northern_Cyprus.htm">Northern Cyprus</text:a>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string">
            <text:p><text:a xlink:href="http://www.eloratings.net/Zimbabwe.htm">Zimbabwe</text:a>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string">
            <text:p><text:a xlink:href="http://www.eloratings.net/El_Salvador.htm">El Salvador</text:a>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string">
            <text:p><text:a xlink:href="http://www.eloratings.net/Macedonia.htm">Macedonia</text:a>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<text:a xlink:href="http://www.eloratings.net/Togo.htm">Togo</text:a>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<text:a xlink:href="http://www.eloratings.net/Kazakhstan.htm">Kazakhstan</text:a>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string">
            <text:p><text:a xlink:href="http://www.eloratings.net/Cyprus.htm">Cyprus</text:a>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string">
            <text:p><text:a xlink:href="http://www.eloratings.net/Kosovo.htm">Kosovo</text:a>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string">
            <text:p><text:a xlink:href="http://www.eloratings.net/Reunion.htm">Reunion</text:a>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string">
            <text:p><text:a xlink:href="http://www.eloratings.net/Namibia.htm">Namibia</text:a>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string">
            <text:p><text:a xlink:href="http://www.eloratings.net/Azerbaijan.htm">Azerbaijan</text:a>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string">
            <text:p><text:a xlink:href="http://www.eloratings.net/Lebanon.htm">Lebanon</text:a>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string">
            <text:p><text:a xlink:href="http://www.eloratings.net/Sierra_Leone.htm">Sierra Leone</text:a>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string">
            <text:p><text:a xlink:href="http://www.eloratings.net/Kenya.htm">Kenya</text:a>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string">
            <text:p><text:a xlink:href="http://www.eloratings.net/Swaziland.htm">Swaziland</text:a>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string">
            <text:p><text:a xlink:href="http://www.eloratings.net/New_Caledonia.htm">New Caledonia</text:a>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string">
            <text:p><text:a xlink:href="http://www.eloratings.net/Palestine.htm">Palestine</text:a>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string">
            <text:p><text:a xlink:href="http://www.eloratings.net/Burundi.htm">Burundi</text:a>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<text:a xlink:href="http://www.eloratings.net/Equat_Guinea.htm">Equatorial Guinea</text:a>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<text:a xlink:href="http://www.eloratings.net/Liberia.htm">Liberia</text:a>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string">
            <text:p><text:a xlink:href="http://www.eloratings.net/Moldova.htm">Moldova</text:a>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string">
            <text:p><text:a xlink:href="http://www.eloratings.net/Tanzania.htm">Tanzania</text:a></text:p>
          </table:table-cell>
          <table:table-cell office:value-type="float" office:value="1326">
            <text:p>1326</text:p>
          </table:table-cell>
        </table:table-row>
        <table:table-row table:style-name="ro1">
          <table:table-cell office:value-type="string">
            <text:p><text:a xlink:href="http://www.eloratings.net/Mozambique.htm">Mozambique</text:a></text:p>
          </table:table-cell>
          <table:table-cell office:value-type="float" office:value="1324">
            <text:p>1324</text:p>
          </table:table-cell>
        </table:table-row>
        <table:table-row table:style-name="ro1">
          <table:table-cell office:value-type="string">
            <text:p><text:a xlink:href="http://www.eloratings.net/Cn_Africn_Rp.htm">Central African Republic</text:a>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string">
            <text:p><text:a xlink:href="http://www.eloratings.net/Malawi.htm">Malawi</text:a>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string">
            <text:p><text:a xlink:href="http://www.eloratings.net/Botswana.htm">Botswana</text:a>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<text:a xlink:href="http://www.eloratings.net/Mauritania.htm">Mauritania</text:a>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string">
            <text:p><text:a xlink:href="http://www.eloratings.net/Cuba.htm">Cuba</text:a>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<text:a xlink:href="http://www.eloratings.net/Sudan.htm">Sudan</text:a>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<text:a xlink:href="http://www.eloratings.net/Ethiopia.htm">Ethiopia</text:a>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<text:a xlink:href="http://www.eloratings.net/Rwanda.htm">Rwanda</text:a>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<text:a xlink:href="http://www.eloratings.net/St_Ktts_Nvis.htm">Saint Kitts and Nevis</text:a>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<text:a xlink:href="http://www.eloratings.net/Zanzibar.htm">Zanzibar</text:a>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<text:a xlink:href="http://www.eloratings.net/Turkmenistan.htm">Turkmenistan</text:a>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<text:a xlink:href="http://www.eloratings.net/Gambia.htm">Gambia</text:a>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<text:a xlink:href="http://www.eloratings.net/Guinea_Bssau.htm">Guinea-Bissau</text:a>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<text:a xlink:href="http://www.eloratings.net/Fiji.htm">Fiji</text:a>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<text:a xlink:href="http://www.eloratings.net/Guadeloupe.htm">Guadeloupe</text:a>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<text:a xlink:href="http://www.eloratings.net/Tahiti.htm">Tahiti</text:a>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string">
            <text:p><text:a xlink:href="http://www.eloratings.net/Chad.htm">Chad</text:a>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string">
            <text:p><text:a xlink:href="http://www.eloratings.net/Philippines.htm">Philippines</text:a>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<text:a xlink:href="http://www.eloratings.net/Frnch_Guyana.htm">French Guiana</text:a>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<text:a xlink:href="http://www.eloratings.net/Niger.htm">Niger</text:a>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<text:a xlink:href="http://www.eloratings.net/Vietnam.htm">Vietnam</text:a>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<text:a xlink:href="http://www.eloratings.net/Nicaragua.htm">Nicaragua</text:a>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<text:a xlink:href="http://www.eloratings.net/Madagascar.htm">Madagascar</text:a>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string">
            <text:p><text:a xlink:href="http://www.eloratings.net/Vanuatu.htm">Vanuatu</text:a>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<text:a xlink:href="http://www.eloratings.net/Mayotte.htm">Mayotte</text:a>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string">
            <text:p><text:a xlink:href="http://www.eloratings.net/Antigua.htm">Antigua and Barbuda</text:a>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string">
            <text:p><text:a xlink:href="http://www.eloratings.net/Lesotho.htm">Lesotho</text:a>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string">
            <text:p><text:a xlink:href="http://www.eloratings.net/Angola.htm">Angola</text:a>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string">
            <text:p><text:a xlink:href="http://www.eloratings.net/Guyana.htm">Guyana</text:a>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string">
            <text:p><text:a xlink:href="http://www.eloratings.net/Domnican_Rep.htm">Dominican Republic</text:a>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<text:a xlink:href="http://www.eloratings.net/Tajikistan.htm">Tajikistan</text:a>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<text:a xlink:href="http://www.eloratings.net/Luxembourg.htm">Luxembourg</text:a>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string">
            <text:p><text:a xlink:href="http://www.eloratings.net/Indonesia.htm">Indonesia</text:a>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string">
            <text:p><text:a xlink:href="http://www.eloratings.net/Malta.htm">Malta</text:a>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string">
            <text:p><text:a xlink:href="http://www.eloratings.net/Kyrgyzstan.htm">Kyrgyzstan</text:a>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string">
            <text:p><text:a xlink:href="http://www.eloratings.net/Faroe_Isles.htm">Faroe Islands</text:a>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<text:a xlink:href="http://www.eloratings.net/Bermuda.htm">Bermuda</text:a>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<text:a xlink:href="http://www.eloratings.net/Yemen.htm">Yemen</text:a>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<text:a xlink:href="http://www.eloratings.net/South_Sudan.htm">South Sudan</text:a>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string">
            <text:p><text:a xlink:href="http://www.eloratings.net/Pap_New_Guin.htm">Papua New Guinea</text:a>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string">
            <text:p><text:a xlink:href="http://www.eloratings.net/Surinam.htm">Surinam</text:a>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string">
            <text:p><text:a xlink:href="http://www.eloratings.net/Solomon_Isls.htm">Solomon Islands</text:a>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string">
            <text:p><text:a xlink:href="http://www.eloratings.net/Hong_Kong.htm">Hong Kong</text:a>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string">
            <text:p><text:a xlink:href="http://www.eloratings.net/Belize.htm">Belize</text:a></text:p>
          </table:table-cell>
          <table:table-cell office:value-type="float" office:value="1168">
            <text:p>1168</text:p>
          </table:table-cell>
        </table:table-row>
        <table:table-row table:style-name="ro1">
          <table:table-cell office:value-type="string">
            <text:p><text:a xlink:href="http://www.eloratings.net/Liechtenstein.htm">Liechtenstein</text:a>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<text:a xlink:href="http://www.eloratings.net/Afghanistan.htm">Afghanistan</text:a>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<text:a xlink:href="http://www.eloratings.net/Singapore.htm">Singapore</text:a>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<text:a xlink:href="http://www.eloratings.net/Curacao.htm">Curacao</text:a>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<text:a xlink:href="http://www.eloratings.net/Malaysia.htm">Malaysia</text:a>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<text:a xlink:href="http://www.eloratings.net/Barbados.htm">Barbados</text:a>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string">
            <text:p><text:a xlink:href="http://www.eloratings.net/Grenada.htm">Grenada</text:a>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string">
            <text:p><text:a xlink:href="http://www.eloratings.net/Mauritius.htm">Mauritius</text:a>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string">
            <text:p><text:a xlink:href="http://www.eloratings.net/India.htm">India</text:a>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<text:a xlink:href="http://www.eloratings.net/St_Vnct_Gren.htm">Saint Vincent and the Grenadines</text:a>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<text:a xlink:href="http://www.eloratings.net/St_Lucia.htm">Saint Lucia</text:a>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string">
            <text:p><text:a xlink:href="http://www.eloratings.net/Puerto_Rico.htm">Puerto Rico</text:a>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string">
            <text:p><text:a xlink:href="http://www.eloratings.net/Sao_Tome.htm">Sao Tome e Principe</text:a>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string">
            <text:p><text:a xlink:href="http://www.eloratings.net/Gibraltar.htm">Gibraltar</text:a>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string">
            <text:p><text:a xlink:href="http://www.eloratings.net/Myanmar.htm">Myanmar</text:a>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string">
            <text:p><text:a xlink:href="http://www.eloratings.net/Eritrea.htm">Eritrea</text:a>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string">
            <text:p><text:a xlink:href="http://www.eloratings.net/St_Maarten.htm">Sint Maarten</text:a>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string">
            <text:p><text:a xlink:href="http://www.eloratings.net/Comoros.htm">Comoros</text:a>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<text:a xlink:href="http://www.eloratings.net/Seychelles.htm">Seychelles</text:a>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<text:a xlink:href="http://www.eloratings.net/Pakistan.htm">Pakistan</text:a>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<text:a xlink:href="http://www.eloratings.net/Dominica.htm">Dominica</text:a>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<text:a xlink:href="http://www.eloratings.net/Cayman_Isles.htm">Cayman Islands</text:a>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<text:a xlink:href="http://www.eloratings.net/Andorra.htm">Andorra</text:a>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<text:a xlink:href="http://www.eloratings.net/Maldives.htm">Maldives</text:a>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<text:a xlink:href="http://www.eloratings.net/Nepal.htm">Nepal</text:a>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<text:a xlink:href="http://www.eloratings.net/Aruba.htm">Aruba</text:a>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string">
            <text:p><text:a xlink:href="http://www.eloratings.net/Bahamas.htm">Bahamas</text:a>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<text:a xlink:href="http://www.eloratings.net/Bonaire.htm">Bonaire</text:a>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<text:a xlink:href="http://www.eloratings.net/Guam.htm">Guam</text:a>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<text:a xlink:href="http://www.eloratings.net/Bangladesh.htm">Bangladesh</text:a>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string">
            <text:p><text:a xlink:href="http://www.eloratings.net/Greenland.htm">Greenland</text:a>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<text:a xlink:href="http://www.eloratings.net/St_Martin.htm">Saint Martin</text:a>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<text:a xlink:href="http://www.eloratings.net/Tuvalu.htm">Tuvalu</text:a>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string">
            <text:p><text:a xlink:href="http://www.eloratings.net/San_Marino.htm">San Marino</text:a>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<text:a xlink:href="http://www.eloratings.net/Somalia.htm">Somalia</text:a>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<text:a xlink:href="http://www.eloratings.net/Cook_Islands.htm">Cook Islands</text:a>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<text:a xlink:href="http://www.eloratings.net/Westrn_Samoa.htm">Western Samoa</text:a>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<text:a xlink:href="http://www.eloratings.net/Wallis_Futuna.htm">Wallis and Futuna</text:a>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<text:a xlink:href="http://www.eloratings.net/Laos.htm">Laos</text:a>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<text:a xlink:href="http://www.eloratings.net/St_Barts.htm">Saint Barthelemy</text:a>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<text:a xlink:href="http://www.eloratings.net/Cambodia.htm">Cambodia</text:a>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<text:a xlink:href="http://www.eloratings.net/Taiwan.htm">Taiwan</text:a>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<text:a xlink:href="http://www.eloratings.net/Sri_Lanka.htm">Sri Lanka</text:a>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<text:a xlink:href="http://www.eloratings.net/St_Pierre_Miq.htm">Saint Pierre and Miquelon</text:a>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<text:a xlink:href="http://www.eloratings.net/Djibouti.htm">Djibouti</text:a>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<text:a xlink:href="http://www.eloratings.net/US_Virgn_Isl.htm">US Virgin Islands</text:a>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string">
            <text:p><text:a xlink:href="http://www.eloratings.net/East_Timor.htm">East Timor</text:a>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string">
            <text:p><text:a xlink:href="http://www.eloratings.net/Monaco.htm">Monaco</text:a>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<text:a xlink:href="http://www.eloratings.net/Turks_Caicos.htm">Turks and Caicos</text:a>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string">
            <text:p><text:a xlink:href="http://www.eloratings.net/Tonga.htm">Tonga</text:a>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<text:a xlink:href="http://www.eloratings.net/Montserrat.htm">Montserrat</text:a>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<text:a xlink:href="http://www.eloratings.net/Mongolia.htm">Mongolia</text:a>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<text:a xlink:href="http://www.eloratings.net/FSM.htm">Federated States of Micronesia</text:a>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<text:a xlink:href="http://www.eloratings.net/Macao.htm">Macao</text:a>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<text:a xlink:href="http://www.eloratings.net/Br_Virgn_Isl.htm">British Virgin Islands</text:a>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<text:a xlink:href="http://www.eloratings.net/Anguilla.htm">Anguilla</text:a>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<text:a xlink:href="http://www.eloratings.net/Brunei.htm">Brunei</text:a>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<text:a xlink:href="http://www.eloratings.net/Eastrn_Samoa.htm">Eastern Samoa</text:a>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string">
            <text:p><text:a xlink:href="http://www.eloratings.net/Niue.htm">Niue</text:a>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<text:a xlink:href="http://www.eloratings.net/Vatican.htm">Vatican</text:a>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<text:a xlink:href="http://www.eloratings.net/Bhutan.htm">Bhutan</text:a>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string">
            <text:p><text:a xlink:href="http://www.eloratings.net/Kiribati.htm">Kiribati</text:a>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<text:a xlink:href="http://www.eloratings.net/Tibet.htm">Tibet</text:a>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string">
            <text:p><text:a xlink:href="http://www.eloratings.net/N_Marianas.htm">Northern Mariana Islands</text:a>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<text:a xlink:href="http://www.eloratings.net/Palau.htm">Palau</text:a></text:p>
          </table:table-cell>
          <table:table-cell office:value-type="float" office:value="488">
            <text:p>48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29/06/2016</text:date>, <text:time>21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0:37:34.07</meta:creation-date>
    <meta:generator>OpenOffice/4.1.2$Win32 OpenOffice.org_project/412m3$Build-9782</meta:generator>
    <dc:date>2016-06-29T21:36:18.23</dc:date>
    <meta:document-statistic meta:table-count="3" meta:cell-count="468" meta:object-count="0"/>
  </office:meta>
</office:document-meta>
</file>